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opacity="100%" draw:textarea-horizontal-align="justify" draw:textarea-vertical-align="top" draw:auto-grow-height="false" fo:min-height="0cm" fo:min-width="0cm" draw:shadow="hidden" draw:shadow-opacity="100%"/>
    </style:style>
    <style:style style:name="gr2" style:family="graphic" style:parent-style-name="standard">
      <style:graphic-properties draw:fill-color="#605d5c" draw:auto-grow-height="false"/>
    </style:style>
    <style:style style:name="gr3" style:family="graphic" style:parent-style-name="standard">
      <style:graphic-properties draw:fill="solid" draw:fill-color="#e6e6ff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libri" style:font-style-name="Обычный" style:font-family-generic="swiss" style:font-pitch="variable" fo:font-size="11pt" fo:font-style="normal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color="#ffffff" fo:font-weight="bold" style:font-size-asian="14pt" style:font-weight-asian="bold" style:font-size-complex="14pt" style:font-weight-complex="bold"/>
    </style:style>
    <style:style style:name="T1" style:family="text">
      <style:text-properties fo:font-family="Calibri" style:font-style-name="Обычный" style:font-family-generic="swiss" style:font-pitch="variable" fo:font-size="11pt" fo:font-style="normal" fo:font-weight="bold" style:font-size-asian="14pt" style:font-weight-asian="bold" style:font-size-complex="14pt" style:font-weight-complex="bold"/>
    </style:style>
    <style:style style:name="T2" style:family="text">
      <style:text-properties fo:font-family="Calibri" style:font-style-name="Обычный" style:font-family-generic="swiss" style:font-pitch="variable" fo:font-size="10pt" fo:font-style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21.5cm" svg:height="8.5cm" svg:x="2.5cm" svg:y="3cm">
          <text:p text:style-name="P1"><text:span text:style-name="T1">Glassfi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id="id3" draw:layer="layout" svg:width="5.635cm" svg:height="2cm" svg:x="17.5cm" svg:y="3.5cm">
          <text:p text:style-name="P3"><text:span text:style-name="T2">BPEL S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rect draw:style-name="gr3" draw:text-style-name="P1" draw:id="id1" draw:layer="layout" svg:width="3.415cm" svg:height="2.468cm" svg:x="3cm" svg:y="6cm">
          <text:p text:style-name="P1">Monitoring <text:line-break/>Application <text:line-break/>Servlet</text:p>
        </draw:rect>
        <draw:connector draw:style-name="gr4" draw:text-style-name="P1" draw:layer="layout" draw:type="line" svg:x1="6.415cm" svg:y1="7.234cm" svg:x2="17.365cm" svg:y2="7.5cm" draw:start-shape="id1" draw:end-shape="id2" draw:end-glue-point="5" svg:d="m6415 7234 10950 266">
          <text:p/>
        </draw:connector>
        <draw:connector draw:style-name="gr4" draw:text-style-name="P1" draw:layer="layout" draw:type="line" svg:x1="6.415cm" svg:y1="7.234cm" svg:x2="17.5cm" svg:y2="4.5cm" draw:start-shape="id1" draw:start-glue-point="1" draw:end-shape="id3" draw:end-glue-point="5" svg:d="m6415 7234 11085-2734">
          <text:p/>
        </draw:connector>
        <draw:custom-shape draw:style-name="gr2" draw:text-style-name="P3" draw:id="id2" draw:layer="layout" svg:width="5.635cm" svg:height="2cm" svg:x="17.365cm" svg:y="6.5cm">
          <text:p text:style-name="P3"><text:span text:style-name="T2">JBI COR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" svg:x1="6.415cm" svg:y1="7.234cm" svg:x2="17.365cm" svg:y2="10cm" draw:start-shape="id1" draw:start-glue-point="1" draw:end-shape="id4" draw:end-glue-point="5" svg:d="m6415 7234 10950 2766">
          <text:p/>
        </draw:connector>
        <draw:custom-shape draw:style-name="gr2" draw:text-style-name="P3" draw:id="id4" draw:layer="layout" svg:width="5.635cm" svg:height="2cm" svg:x="17.365cm" svg:y="9cm">
          <text:p text:style-name="P3"><text:span text:style-name="T2">GlassFis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layer="layout" svg:width="2.5cm" svg:height="0.662cm" svg:x="8.5cm" svg:y="6.5cm">
          <draw:text-box>
            <text:p>JMX &amp; AM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libri" style:font-style-name="Обычный" style:font-family-generic="swiss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5.292cm" fo:margin-right="0cm" fo:margin-top="0cm" fo:margin-bottom="0.351cm" fo:text-align="justify" fo:text-indent="0cm" style:text-autospace="none"/>
      <style:text-properties fo:font-family="Tahoma" style:font-family-generic="swiss" style:font-pitch="variable" fo:font-size="12pt" fo:language="en" fo:country="US" style:language-asian="en" style:country-asian="US" style:font-family-complex="Tahoma" style:font-family-generic-complex="swiss" style:font-pitch-complex="variable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28T14:57:33.70</meta:creation-date>
    <dc:date>2010-12-21T11:15:47</dc:date>
    <meta:editing-duration>PT07H47M15S</meta:editing-duration>
    <meta:editing-cycles>123</meta:editing-cycles>
    <meta:generator>OpenOffice.org/3.2$Linux OpenOffice.org_project/320m12$Build-9483</meta:generator>
    <dc:creator>Marat Gubaidullin</dc:creator>
    <meta:document-statistic meta:object-count="9"/>
  </office:meta>
</office:document-meta>
</file>